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f13" officeooo:paragraph-rsid="0019ff13"/>
    </style:style>
    <style:style style:name="P2" style:family="paragraph" style:parent-style-name="Standard">
      <style:text-properties officeooo:rsid="001a3e71" officeooo:paragraph-rsid="001a3e71"/>
    </style:style>
    <style:style style:name="P3" style:family="paragraph" style:parent-style-name="Standard">
      <style:text-properties officeooo:rsid="001af5a2" officeooo:paragraph-rsid="001af5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new ticker by dashboard or mobile app</text:p>
      <text:p text:style-name="P1">is the ticket contain the city, or we take it from user info</text:p>
      <text:p text:style-name="P1">so how route the ticket from user to another+</text:p>
      <text:p text:style-name="P1"/>
      <text:p text:style-name="P2">open-inprogress-resolved-closed or reopen or reassignment-reviewed</text:p>
      <text:p text:style-name="P2">callcenter-technical-technical-call center-feedback user</text:p>
      <text:p text:style-name="P2"/>
      <text:p text:style-name="P3">two types of technical (internal, contracters), divided using region, city</text:p>
      <text:p text:style-name="P3">name, field, region, city, type</text:p>
      <text:p text:style-name="P3">contacters have bounas for each maintenance.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17:35:02.732324279</meta:creation-date>
    <dc:date>2024-06-16T18:31:27.864845174</dc:date>
    <meta:editing-duration>PT4M38S</meta:editing-duration>
    <meta:editing-cycles>1</meta:editing-cycles>
    <meta:document-statistic meta:table-count="0" meta:image-count="0" meta:object-count="0" meta:page-count="1" meta:paragraph-count="8" meta:word-count="59" meta:character-count="420" meta:non-whitespace-character-count="369"/>
    <meta:generator>LibreOffice/24.2.3.2$Linux_X86_64 LibreOffice_project/420$Build-2</meta:generator>
  </office:meta>
</office:document-meta>
</file>